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3.371cm"/>
    </style:style>
    <style:style style:name="gr2" style:family="graphic" style:parent-style-name="standard">
      <style:graphic-properties draw:fill="solid" draw:fill-color="#99ffcc" draw:textarea-vertical-align="middle"/>
    </style:style>
    <style:style style:name="gr3" style:family="graphic" style:parent-style-name="standard">
      <style:graphic-properties draw:fill="solid" draw:fill-color="#ccffcc" draw:textarea-vertical-align="middle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standard">
      <style:graphic-properties draw:fill="solid" draw:fill-color="#ccff99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6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063cm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1pt" fo:font-style="italic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1pt" style:font-style-asian="italic" style:font-weight-asian="normal" style:font-family-complex="Mangal" style:font-family-generic-complex="system" style:font-pitch-complex="variable" style:font-size-complex="1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871cm" svg:height="0.818cm" svg:x="1.026cm" svg:y="1.062cm">
          <draw:text-box>
            <text:p><text:span text:style-name="T1">GlassCat Application Server: Final Architecture Proposal</text:span></text:p>
          </draw:text-box>
        </draw:frame>
        <draw:g>
          <draw:rect draw:style-name="gr2" draw:text-style-name="P3" draw:layer="layout" svg:width="3cm" svg:height="1cm" svg:x="4.2cm" svg:y="16.9cm">
            <text:p text:style-name="P2"><text:span text:style-name="T2">required</text:span></text:p>
          </draw:rect>
          <draw:rect draw:style-name="gr3" draw:text-style-name="P2" draw:layer="layout" svg:width="18cm" svg:height="14cm" svg:x="1cm" svg:y="2.2cm">
            <text:p/>
          </draw:rect>
          <draw:rect draw:style-name="gr4" draw:text-style-name="P2" draw:layer="layout" svg:width="5cm" svg:height="11cm" svg:x="2cm" svg:y="4.2cm">
            <text:p/>
          </draw:rect>
          <draw:rect draw:style-name="gr2" draw:text-style-name="P3" draw:layer="layout" svg:width="3cm" svg:height="2cm" svg:x="3cm" svg:y="6.2cm">
            <text:p text:style-name="P2"><text:span text:style-name="T2">Server</text:span></text:p>
          </draw:rect>
          <draw:rect draw:style-name="gr2" draw:text-style-name="P3" draw:layer="layout" svg:width="3cm" svg:height="2cm" svg:x="3cm" svg:y="12.2cm">
            <text:p text:style-name="P2"><text:span text:style-name="T2">Workspace</text:span></text:p>
          </draw:rect>
          <draw:rect draw:style-name="gr4" draw:text-style-name="P2" draw:layer="layout" svg:width="10cm" svg:height="11cm" svg:x="8cm" svg:y="4.2cm">
            <text:p/>
          </draw:rect>
          <draw:rect draw:style-name="gr5" draw:text-style-name="P3" draw:layer="layout" svg:width="3cm" svg:height="2cm" svg:x="3cm" svg:y="9.2cm">
            <text:p text:style-name="P4"><text:span text:style-name="T3">Console</text:span></text:p>
            <text:p text:style-name="P4"><text:span text:style-name="T4">glasscat-admin</text:span></text:p>
          </draw:rect>
          <draw:rect draw:style-name="gr2" draw:text-style-name="P5" draw:layer="layout" svg:width="3cm" svg:height="2cm" svg:x="9cm" svg:y="9.2cm">
            <text:p text:style-name="P2"><text:span text:style-name="T5">glasscat-core</text:span></text:p>
          </draw:rect>
          <draw:rect draw:style-name="gr2" draw:text-style-name="P5" draw:layer="layout" svg:width="3cm" svg:height="2cm" svg:x="9cm" svg:y="6.2cm">
            <text:p text:style-name="P2"><text:span text:style-name="T5">jec-commons</text:span></text:p>
          </draw:rect>
          <draw:rect draw:style-name="gr2" draw:text-style-name="P5" draw:layer="layout" svg:width="3cm" svg:height="2cm" svg:x="9cm" svg:y="12.2cm">
            <text:p text:style-name="P2"><text:span text:style-name="T5">wildcat</text:span></text:p>
          </draw:rect>
          <draw:rect draw:style-name="gr5" draw:text-style-name="P5" draw:layer="layout" svg:width="3cm" svg:height="2cm" svg:x="14cm" svg:y="9.2cm">
            <text:p text:style-name="P2"><text:span text:style-name="T5">bobcat</text:span></text:p>
          </draw:rect>
          <draw:rect draw:style-name="gr5" draw:text-style-name="P5" draw:layer="layout" svg:width="3cm" svg:height="2cm" svg:x="14cm" svg:y="6.2cm">
            <text:p text:style-name="P2"><text:span text:style-name="T5">sandcat</text:span></text:p>
          </draw:rect>
          <draw:rect draw:style-name="gr5" draw:text-style-name="P5" draw:layer="layout" svg:width="3cm" svg:height="2cm" svg:x="14cm" svg:y="12.2cm">
            <text:p text:style-name="P2"><text:span text:style-name="T5">jut-api</text:span></text:p>
          </draw:rect>
          <draw:frame draw:style-name="gr6" draw:text-style-name="P6" draw:layer="layout" svg:width="6.175cm" svg:height="0.738cm" svg:x="1.725cm" svg:y="2.862cm">
            <draw:text-box>
              <text:p><text:span text:style-name="T6">GlassCat Application Server</text:span></text:p>
            </draw:text-box>
          </draw:frame>
          <draw:frame draw:style-name="gr7" draw:text-style-name="P7" draw:layer="layout" svg:width="3.587cm" svg:height="1.216cm" svg:x="11.213cm" svg:y="4.562cm">
            <draw:text-box>
              <text:p text:style-name="P2"><text:span text:style-name="T6">Dependencies</text:span></text:p>
              <text:p text:style-name="P2"><text:span text:style-name="T7">(Node Modules)</text:span></text:p>
            </draw:text-box>
          </draw:frame>
          <draw:line draw:style-name="gr8" draw:text-style-name="P2" draw:layer="layout" svg:x1="13cm" svg:y1="6.4cm" svg:x2="13cm" svg:y2="14.3cm">
            <text:p/>
          </draw:line>
          <draw:frame draw:style-name="gr9" draw:text-style-name="P6" draw:layer="layout" svg:width="3.563cm" svg:height="1.216cm" svg:x="2.826cm" svg:y="4.562cm">
            <draw:text-box>
              <text:p text:style-name="P2"><text:span text:style-name="T6">Core Container</text:span></text:p>
              <text:p text:style-name="P2"><text:span text:style-name="T8">glasscat</text:span></text:p>
            </draw:text-box>
          </draw:frame>
          <draw:rect draw:style-name="gr5" draw:text-style-name="P3" draw:layer="layout" svg:width="3cm" svg:height="1cm" svg:x="7.4cm" svg:y="16.9cm">
            <text:p text:style-name="P2"><text:span text:style-name="T2">optional</text:span></text:p>
          </draw:rect>
          <draw:rect draw:style-name="gr10" draw:text-style-name="P2" draw:layer="layout" svg:width="3cm" svg:height="1cm" svg:x="1cm" svg:y="16.9cm">
            <text:p text:style-name="P2"><text:span text:style-name="T5">JEC Project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0:51:14.06</meta:creation-date>
    <dc:date>2017-04-15T09:20:22.70</dc:date>
    <meta:editing-duration>PT35M3S</meta:editing-duration>
    <meta:editing-cycles>14</meta:editing-cycles>
    <meta:generator>OpenOffice/4.1.3$Win32 OpenOffice.org_project/413m1$Build-9783</meta:generator>
    <meta:document-statistic meta:object-count="21"/>
  </office:meta>
</office:document-meta>
</file>